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339in" svg:height="4.026in" svg:x="1.8319in" svg:y="0.0524in">
            <draw:object draw:notify-on-update-of-ranges="Sheet1.A1:Sheet1.A14 Sheet1.B1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3-03-05T18:00:05.360539607</dc:date>
    <meta:editing-duration>PT26M49S</meta:editing-duration>
    <meta:editing-cycles>11</meta:editing-cycles>
    <meta:generator>LibreOffice/7.5.1.2$Linux_X86_64 LibreOffice_project/50$Build-2</meta:generator>
    <meta:document-statistic meta:table-count="1" meta:cell-count="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137cm" svg:height="10.227cm" xlink:href=".." xlink:type="simple" chart:class="chart:line" chart:style-name="ch1">
        <chart:plot-area chart:style-name="ch2" table:cell-range-address="Sheet1.A1:Sheet1.B14" chart:data-source-has-labels="column" svg:x="0.382cm" svg:y="0.204cm" svg:width="18.373cm" svg:height="9.819cm">
          <chart:coordinate-region svg:x="1.189cm" svg:y="0.403cm" svg:width="16.956cm" svg:height="8.973cm"/>
          <chart:axis chart:dimension="x" chart:name="primary-x" chart:style-name="ch3" chartooo:axis-type="auto">
            <chartooo:date-scale/>
            <chart:categories table:cell-range-address="Sheet1.A1:Sheet1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4" chart:class="chart:line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4</svg:desc>
                </draw:g>
              </table:table-cell>
              <table:table-cell office:value-type="float" office:value="80">
                <text:p>80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3-03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